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OpCacheManagerTests.testCacheGetCallableFai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OpCacheManagerTests.createRandom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CacheManagerTests.testCacheCa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OpCacheManagerTests.tes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OpCacheManagerTests.testNoOp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OpCacheManagerTests.test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